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VETERINARIA LULA SRL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IQT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ERSON PANDURO LOPEZ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26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26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0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34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2:0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549590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9T22:35:29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